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1" svg:font-family="'Atkinson Hyperlegible'" style:font-pitch="variable"/>
    <style:font-face style:name="Atkinson Hyperlegible" svg:font-family="'Atkinson Hyperlegible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tkinson Hyperlegible2" svg:font-family="'Atkinson Hyperlegible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e1" style:family="table">
      <style:table-properties style:width="24.829cm" fo:margin-left="-0.159cm" fo:margin-right="0.028cm" fo:margin-top="0cm" fo:margin-bottom="0cm" table:align="margins" style:writing-mode="lr-tb"/>
    </style:style>
    <style:style style:name="Table1.A" style:family="table-column">
      <style:table-column-properties style:column-width="3.328cm" style:rel-column-width="8785*"/>
    </style:style>
    <style:style style:name="Table1.B" style:family="table-column">
      <style:table-column-properties style:column-width="5.551cm" style:rel-column-width="14651*"/>
    </style:style>
    <style:style style:name="Table1.C" style:family="table-column">
      <style:table-column-properties style:column-width="5.396cm" style:rel-column-width="14242*"/>
    </style:style>
    <style:style style:name="Table1.D" style:family="table-column">
      <style:table-column-properties style:column-width="5.652cm" style:rel-column-width="14917*"/>
    </style:style>
    <style:style style:name="Table1.E" style:family="table-column">
      <style:table-column-properties style:column-width="4.902cm" style:rel-column-width="1294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ccccc" fo:padding-left="0.191cm" fo:padding-right="0.191cm" fo:padding-top="0cm" fo:padding-bottom="0cm" fo:border="0.5pt solid #cccccc">
        <style:background-image/>
      </style:table-cell-properties>
    </style:style>
    <style:style style:name="Table1.B1" style:family="table-cell">
      <style:table-cell-properties fo:background-color="#cccccc" fo:padding="0.026cm" fo:border="0.5pt solid #cccccc">
        <style:background-image/>
      </style:table-cell-properties>
    </style:style>
    <style:style style:name="Table1.B2" style:family="table-cell">
      <style:table-cell-properties style:vertical-align="middle" fo:background-color="#f4f4f4" fo:padding-left="0.191cm" fo:padding-right="0.191cm" fo:padding-top="0cm" fo:padding-bottom="0cm" fo:border="0.5pt solid #cccccc">
        <style:background-image/>
      </style:table-cell-properties>
    </style:style>
    <style:style style:name="Table1.B3" style:family="table-cell">
      <style:table-cell-properties style:vertical-align="middle" fo:background-color="#dddddd" fo:padding-left="0.191cm" fo:padding-right="0.191cm" fo:padding-top="0cm" fo:padding-bottom="0cm" fo:border="0.5pt solid #cccccc">
        <style:background-image/>
      </style:table-cell-properties>
    </style:style>
    <style:style style:name="Table1.B6" style:family="table-cell">
      <style:table-cell-properties style:vertical-align="middle" fo:background-color="transparent" fo:padding-left="0.191cm" fo:padding-right="0.191cm" fo:padding-top="0cm" fo:padding-bottom="0cm" fo:border="0.5pt solid #cccccc">
        <style:background-image/>
      </style:table-cell-properties>
    </style:style>
    <style:style style:name="P1" style:family="paragraph" style:parent-style-name="Standard" style:master-page-name="Standard">
      <style:paragraph-properties fo:text-align="center" style:justify-single-word="false" style:page-number="1"/>
      <style:text-properties style:use-window-font-color="true" loext:opacity="0%" style:font-name="Atkinson Hyperlegible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Atkinson Hyperlegible1" fo:font-size="12pt" fo:font-weight="bold" style:font-name-asian="Atkinson Hyperlegible2" style:font-size-asian="12pt" style:font-weight-asian="bold" style:font-name-complex="Atkinson Hyperlegible2" style:font-size-complex="12pt"/>
    </style:style>
    <style:style style:name="P3" style:family="paragraph" style:parent-style-name="Standard">
      <style:text-properties style:use-window-font-color="true" loext:opacity="0%" style:font-name="Atkinson Hyperlegible1" fo:font-size="12pt" style:font-size-asian="12pt" style:font-size-complex="12pt"/>
    </style:style>
    <style:style style:name="P4" style:family="paragraph" style:parent-style-name="Standard">
      <style:paragraph-properties fo:orphans="0" fo:widows="0"/>
      <style:text-properties style:use-window-font-color="true" loext:opacity="0%" style:font-name="Atkinson Hyperlegible1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Atkinson Hyperlegible1" fo:font-size="12pt" fo:font-style="normal" style:text-underline-style="none" fo:font-weight="normal" style:font-name-asian="Ubuntu" style:font-size-asian="12pt" style:font-style-asian="normal" style:font-weight-asian="normal" style:font-name-complex="Ubuntu" style:font-size-complex="12pt"/>
    </style:style>
    <style:style style:name="T1" style:family="text">
      <style:text-properties style:font-name-asian="Atkinson Hyperlegible2" style:font-name-complex="Atkinson Hyperlegibl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ÚBRICA PARA EVALUAR UN CÓMI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>4 Excelente</text:p>
          </table:table-cell>
          <table:table-cell table:style-name="Table1.A1" office:value-type="string">
            <text:p text:style-name="P2">3 Avanzado</text:p>
          </table:table-cell>
          <table:table-cell table:style-name="Table1.A1" office:value-type="string">
            <text:p text:style-name="P2">2 Medio</text:p>
          </table:table-cell>
          <table:table-cell table:style-name="Table1.A1" office:value-type="string">
            <text:p text:style-name="P2">1 Iniciado</text:p>
          </table:table-cell>
        </table:table-row>
        <table:table-row table:style-name="Table1.1">
          <table:table-cell table:style-name="Table1.A1" office:value-type="string">
            <text:p text:style-name="P2">Título</text:p>
          </table:table-cell>
          <table:table-cell table:style-name="Table1.B2" office:value-type="string">
            <text:p text:style-name="P4"><text:span text:style-name="T1">Aparece un título muy sugerente y guarda una relación muy estrecha con el contenido del relato. (4)</text:span></text:p>
          </table:table-cell>
          <table:table-cell table:style-name="Table1.B2" office:value-type="string">
            <text:p text:style-name="P4"><text:span text:style-name="T1">Aparece un título bastante sugerente y su relación con el contenido del relato es clara. (3)</text:span></text:p>
          </table:table-cell>
          <table:table-cell table:style-name="Table1.B2" office:value-type="string">
            <text:p text:style-name="P4"><text:span text:style-name="T1">El título es poco original. (2)</text:span></text:p>
          </table:table-cell>
          <table:table-cell table:style-name="Table1.B2" office:value-type="string">
            <text:p text:style-name="P4"><text:span text:style-name="T1">El título no guarda una relación clara con el contenido del texto. (1)</text:span></text:p>
          </table:table-cell>
        </table:table-row>
        <table:table-row table:style-name="Table1.1">
          <table:table-cell table:style-name="Table1.A1" office:value-type="string">
            <text:p text:style-name="P2">Elementos del texto narrativo</text:p>
          </table:table-cell>
          <table:table-cell table:style-name="Table1.B3" office:value-type="string">
            <text:p text:style-name="P4"><text:span text:style-name="T1">En la historia se aprecian claramente el tipo de narrador, los personajes, el tiempo y el espacio.  (4)</text:span></text:p>
          </table:table-cell>
          <table:table-cell table:style-name="Table1.B3" office:value-type="string">
            <text:p text:style-name="P4"><text:span text:style-name="T1">La gran mayoría de los elementos están bien definidos.  (3)</text:span></text:p>
          </table:table-cell>
          <table:table-cell table:style-name="Table1.B3" office:value-type="string">
            <text:p text:style-name="P4"><text:span text:style-name="T1">Algunos de los elementos de la narración se desarrollan adecuadamente. (2)</text:span></text:p>
          </table:table-cell>
          <table:table-cell table:style-name="Table1.B3" office:value-type="string">
            <text:p text:style-name="P4"><text:span text:style-name="T1">Le cuesta incluir los distintos elementos de la narración. (1)</text:span></text:p>
          </table:table-cell>
        </table:table-row>
        <table:table-row table:style-name="Table1.1">
          <table:table-cell table:style-name="Table1.A1" office:value-type="string">
            <text:p text:style-name="P2">Técnicas narrativas</text:p>
          </table:table-cell>
          <table:table-cell table:style-name="Table1.B2" office:value-type="string">
            <text:p text:style-name="P4"><text:span text:style-name="T1">Introduce varios diálogos y varias descripciones de forma adecuada para enriquecer el texto narrativo. (4)</text:span></text:p>
          </table:table-cell>
          <table:table-cell table:style-name="Table1.B2" office:value-type="string">
            <text:p text:style-name="P4"><text:span text:style-name="T1">Introduce un diálogo y una descripción de forma adecuada para enriquecer el texto narrativo.  (3)</text:span></text:p>
          </table:table-cell>
          <table:table-cell table:style-name="Table1.B2" office:value-type="string">
            <text:p text:style-name="P4"><text:span text:style-name="T1">Incluye un diálogo o una descripción para enriquecer el texto narrativo. (2)</text:span></text:p>
          </table:table-cell>
          <table:table-cell table:style-name="Table1.B2" office:value-type="string">
            <text:p text:style-name="P4"><text:span text:style-name="T1">Le cuesta incluir correctamente el diálogo y/o la descripción. (1)</text:span></text:p>
          </table:table-cell>
        </table:table-row>
        <table:table-row table:style-name="Table1.1">
          <table:table-cell table:style-name="Table1.A1" office:value-type="string">
            <text:p text:style-name="P2">Contenidos</text:p>
          </table:table-cell>
          <table:table-cell table:style-name="Table1.B3" office:value-type="string">
            <text:p text:style-name="P4"><text:span text:style-name="T1">La historia es atractiva e interesante. (4)</text:span></text:p>
          </table:table-cell>
          <table:table-cell table:style-name="Table1.B3" office:value-type="string">
            <text:p text:style-name="P4"><text:span text:style-name="T1">La historia es bastante atractiva y suscita interés.  (3)</text:span></text:p>
          </table:table-cell>
          <table:table-cell table:style-name="Table1.B3" office:value-type="string">
            <text:p text:style-name="P4"><text:span text:style-name="T1">La historia no es demasiado atractiva ni suscita interés.  (2)</text:span></text:p>
          </table:table-cell>
          <table:table-cell table:style-name="Table1.B3" office:value-type="string">
            <text:p text:style-name="P4"><text:span text:style-name="T1">La historia es poco atractiva. (1)</text:span></text:p>
          </table:table-cell>
        </table:table-row>
        <table:table-row table:style-name="Table1.1">
          <table:table-cell table:style-name="Table1.A1" office:value-type="string">
            <text:p text:style-name="P2">Imágenes y composiciones</text:p>
          </table:table-cell>
          <table:table-cell table:style-name="Table1.B6" office:value-type="string">
            <text:p text:style-name="P5">Las imágenes son abundantes y adecuadas, relacionadas con el texto. La composición es correcta y varía en las viñetas. (4)</text:p>
          </table:table-cell>
          <table:table-cell table:style-name="Table1.B6" office:value-type="string">
            <text:p text:style-name="P5">Las imágenes son adecuadas, relacionadas con el texto. La composición es correcta y varía en las viñetas. (3)</text:p>
          </table:table-cell>
          <table:table-cell table:style-name="Table1.B6" office:value-type="string">
            <text:p text:style-name="P5">Las imágenes son mayormente adecuadas, relacionadas con el texto. La composición es correcta. (2)</text:p>
          </table:table-cell>
          <table:table-cell table:style-name="Table1.B6" office:value-type="string">
            <text:p text:style-name="P5">Las imágenes no son abundantes ni adecuadas, no relacionadas con el texto. La composición no es correcta ni variada. (1)</text:p>
          </table:table-cell>
        </table:table-row>
        <table:table-row table:style-name="Table1.1">
          <table:table-cell table:style-name="Table1.A1" office:value-type="string">
            <text:p text:style-name="P2">Léxico</text:p>
          </table:table-cell>
          <table:table-cell table:style-name="Table1.B3" office:value-type="string">
            <text:p text:style-name="P4"><text:span text:style-name="T1">Se emplea un vocabulario rico y variado y se evitan en todo momento repeticiones innecesarias. (4)</text:span></text:p>
          </table:table-cell>
          <table:table-cell table:style-name="Table1.B3" office:value-type="string">
            <text:p text:style-name="P4"><text:span text:style-name="T1">El vocabulario empleado es correcto, pero no lo suficientemente rico ni variado y se observa la presencia de repeticiones innecesarias. (3)</text:span></text:p>
          </table:table-cell>
          <table:table-cell table:style-name="Table1.B3" office:value-type="string">
            <text:p text:style-name="P4"><text:span text:style-name="T1">El vocabulario empleado no es demasiado rico ni variado y abundan las repeticiones innecesarias de palabras. (2)</text:span></text:p>
          </table:table-cell>
          <table:table-cell table:style-name="Table1.B3" office:value-type="string">
            <text:p text:style-name="P4"><text:span text:style-name="T1">El vocabulario empleado es pobre y repetitivo. (1)</text:span></text:p>
          </table:table-cell>
        </table:table-row>
        <table:table-row table:style-name="Table1.1">
          <table:table-cell table:style-name="Table1.A1" office:value-type="string">
            <text:p text:style-name="P2">Aportación personal</text:p>
          </table:table-cell>
          <table:table-cell table:style-name="Table1.B6" office:value-type="string">
            <text:p text:style-name="P5">El conjunto del cómic es creativo y original. Su aspecto es cuidado. Destaca por varias de estas características (dibujos, planos, <text:s/>colores, tipografía…) No copia otro cómic. (4)</text:p>
          </table:table-cell>
          <table:table-cell table:style-name="Table1.B6" office:value-type="string">
            <text:p text:style-name="P5">El conjunto del cómic es creativo y original. Su aspecto es cuidado. Destaca por alguna de estas características (dibujos, planos, <text:s/>colores, tipografía…) No copia otro cómic. (3)</text:p>
          </table:table-cell>
          <table:table-cell table:style-name="Table1.B6" office:value-type="string">
            <text:p text:style-name="P5">El conjunto del cómic es adecuado. Su aspecto es cuidado. No copia otro cómic. Puede desarrollar mejor los dibujos, planos, colores, tipografía… (2)</text:p>
          </table:table-cell>
          <table:table-cell table:style-name="Table1.B6" office:value-type="string">
            <text:p text:style-name="P5">El conjunto del cómic no es adecuado. Su aspecto es descuidado y/o copia otro cómic. (1)</text:p>
          </table:table-cell>
        </table:table-row>
      </table:table>
      <text:p text:style-name="P3"><text:soft-page-break/>Adaptación de la rúbrica para evaluar un cómic y para evaluar un texto narrativo, de CEDE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1" svg:font-family="'Atkinson Hyperlegible'" style:font-pitch="variable"/>
    <style:font-face style:name="Atkinson Hyperlegible" svg:font-family="'Atkinson Hyperlegible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tkinson Hyperlegible2" svg:font-family="'Atkinson Hyperlegible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Paragraph" style:display-name="Table Paragraph" style:family="paragraph" style:parent-style-name="normal" style:default-outline-level=""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2.501cm" fo:margin-right="2.501cm" style:writing-mode="lr-tb" style:layout-grid-color="#c0c0c0" style:layout-grid-lines="15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9:10:00</meta:creation-date>
    <meta:initial-creator>Microsoft Office User</meta:initial-creator>
    <meta:generator>LibreOffice/7.0.2.2$Windows_X86_64 LibreOffice_project/8349ace3c3162073abd90d81fd06dcfb6b36b994</meta:generator>
    <dc:date>2021-10-18T22:59:30.037000000</dc:date>
    <meta:editing-duration>PT39S</meta:editing-duration>
    <meta:editing-cycles>1</meta:editing-cycles>
    <meta:document-statistic meta:table-count="1" meta:image-count="0" meta:object-count="0" meta:page-count="2" meta:paragraph-count="41" meta:word-count="455" meta:character-count="2840" meta:non-whitespace-character-count="2419"/>
  </office:meta>
</office:document-meta>
</file>